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d4d4d4" fo:background-color="#1f1f1f"/>
    </style:style>
    <style:style style:name="P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 fo:background-color="#1f1f1f"/>
    </style:style>
    <style:style style:name="T3" style:family="text">
      <style:text-properties fo:color="#d4d4d4"/>
    </style:style>
    <style:style style:name="T4" style:family="text">
      <style:text-properties fo:color="#d4d4d4" style:font-name="Consolas" fo:font-size="10.5pt" fo:font-weight="normal"/>
    </style:style>
    <style:style style:name="T5" style:family="text">
      <style:text-properties fo:color="#dcdcaa"/>
    </style:style>
    <style:style style:name="T6" style:family="text">
      <style:text-properties fo:color="#dcdcaa" style:font-name="Consolas" fo:font-size="10.5pt" fo:font-weight="normal"/>
    </style:style>
    <style:style style:name="T7" style:family="text">
      <style:text-properties fo:color="#9cdcfe"/>
    </style:style>
    <style:style style:name="T8" style:family="text">
      <style:text-properties fo:color="#9cdcfe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c586c0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font-size="10.5pt" fo:font-weight="normal"/>
    </style:style>
    <style:style style:name="T13" style:family="text">
      <style:text-properties fo:color="#d7ba7d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jdty<text:span text:style-name="T2">&lt;?php</text:span></text:p>
      <text:p text:style-name="P5"/>
      <text:p text:style-name="P1"><text:span text:style-name="T1">function</text:span><text:span text:style-name="T3"> </text:span><text:span text:style-name="T5">list_dir</text:span><text:span text:style-name="T3">(</text:span><text:span text:style-name="T7">$name</text:span><text:span text:style-name="T3">){</text:span></text:p>
      <text:p text:style-name="P2"><text:span text:style-name="T3">    </text:span><text:span text:style-name="T10">if</text:span><text:span text:style-name="T4"> (</text:span><text:span text:style-name="T8">$dir</text:span><text:span text:style-name="T4"> = </text:span><text:span text:style-name="T6">opendir</text:span><text:span text:style-name="T4">(</text:span><text:span text:style-name="T8">$name</text:span><text:span text:style-name="T4">)) {</text:span></text:p>
      <text:p text:style-name="P2"><text:span text:style-name="T3">        </text:span><text:span text:style-name="T10">while</text:span><text:span text:style-name="T4"> (</text:span><text:span text:style-name="T8">$file</text:span><text:span text:style-name="T4"> = </text:span><text:span text:style-name="T6">readdir</text:span><text:span text:style-name="T4">(</text:span><text:span text:style-name="T8">$dir</text:span><text:span text:style-name="T4">)) {</text:span></text:p>
      <text:p text:style-name="P2"><text:span text:style-name="T3">            </text:span><text:span text:style-name="T6">echo</text:span><text:span text:style-name="T4"> </text:span><text:span text:style-name="T8">$file</text:span><text:span text:style-name="T4"> . </text:span><text:span text:style-name="T12">"&lt;br&gt;</text:span><text:span text:style-name="T13">\n</text:span><text:span text:style-name="T12">"</text:span><text:span text:style-name="T4">;</text:span></text:p>
      <text:p text:style-name="P2"><text:span text:style-name="T3">            </text:span><text:span text:style-name="T10">if</text:span><text:span text:style-name="T4">(</text:span><text:span text:style-name="T6">is_dir</text:span><text:span text:style-name="T4">(</text:span><text:span text:style-name="T8">$file</text:span><text:span text:style-name="T4">) &amp;&amp; !</text:span><text:span text:style-name="T6">in_array</text:span><text:span text:style-name="T4">(</text:span><text:span text:style-name="T8">$file</text:span><text:span text:style-name="T4">,</text:span></text:p>
      <text:p text:style-name="P2"><text:span text:style-name="T3">            </text:span><text:span text:style-name="T6">array</text:span><text:span text:style-name="T4">( </text:span><text:span text:style-name="T12">'.'</text:span><text:span text:style-name="T4">, </text:span><text:span text:style-name="T12">'..'</text:span><text:span text:style-name="T4"> ))){</text:span></text:p>
      <text:p text:style-name="P2"><text:span text:style-name="T3">                </text:span><text:span text:style-name="T6">list_dir</text:span><text:span text:style-name="T4">(</text:span><text:span text:style-name="T8">$file</text:span><text:span text:style-name="T4">);</text:span></text:p>
      <text:p text:style-name="P3">            </text:p>
      <text:p text:style-name="P3">            <text:span text:style-name="T9">}</text:span></text:p>
      <text:p text:style-name="P3">        <text:span text:style-name="T9">}</text:span></text:p>
      <text:p text:style-name="P2"><text:span text:style-name="T3">        </text:span><text:span text:style-name="T6">closedir</text:span><text:span text:style-name="T4">(</text:span><text:span text:style-name="T8">$dir</text:span><text:span text:style-name="T4">);</text:span></text:p>
      <text:p text:style-name="P3">    <text:span text:style-name="T9">}</text:span></text:p>
      <text:p text:style-name="P4">}</text:p>
      <text:p text:style-name="P1"><text:span text:style-name="T5">list_dir</text:span><text:span text:style-name="T3">(</text:span><text:span text:style-name="T11">"."</text:span><text:span text:style-name="T3">);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14$Win32 OpenOffice.org_project/4114m1$Build-9811</meta:generator>
    <dc:date>2024-03-18T13:59:28.48</dc:date>
    <meta:document-statistic meta:table-count="0" meta:image-count="0" meta:object-count="0" meta:page-count="1" meta:paragraph-count="15" meta:word-count="31" meta:character-count="331"/>
    <meta:user-defined meta:name="Info 1"/>
    <meta:user-defined meta:name="Info 2"/>
    <meta:user-defined meta:name="Info 3"/>
    <meta:user-defined meta:name="Info 4"/>
  </office:meta>
</office:document-meta>
</file>